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ort" table:style-name="ta1">
        <table:shapes>
          <draw:frame draw:z-index="0" draw:style-name="gr1" draw:text-style-name="P1" svg:width="453.51pt" svg:height="255.09pt" svg:x="239.95pt" svg:y="2.83pt">
            <loext:p draw:notify-on-update-of-ranges="sort.A1:sort.A1 sort.A2:sort.A8 sort.B1:sort.B1 sort.B2:sort.B8 sort.A1:sort.A1 sort.A2:sort.A8 sort.C1:sort.C1 sort.C2:sort.C8 sort.A1:sort.A1 sort.A2:sort.A8 sort.D1:sort.D1 sort.D2:sort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trion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00464" calcext:value-type="float">
            <text:p>0.0004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3839" calcext:value-type="float">
            <text:p>0.13839</text:p>
          </table:table-cell>
          <table:table-cell office:value-type="float" office:value="0.021082" calcext:value-type="float">
            <text:p>0.021082</text:p>
          </table:table-cell>
          <table:table-cell office:value-type="float" office:value="0.005398" calcext:value-type="float">
            <text:p>0.0053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.854379" calcext:value-type="float">
            <text:p>8.854379</text:p>
          </table:table-cell>
          <table:table-cell office:value-type="float" office:value="1.689493" calcext:value-type="float">
            <text:p>1.689493</text:p>
          </table:table-cell>
          <table:table-cell office:value-type="float" office:value="0.069196" calcext:value-type="float">
            <text:p>0.06919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22024" calcext:value-type="float">
            <text:p>0.722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17:40:51.261176990</dc:date>
    <meta:editing-duration>PT1M24S</meta:editing-duration>
    <meta:editing-cycles>1</meta:editing-cycles>
    <meta:document-statistic meta:table-count="1" meta:cell-count="32" meta:object-count="1"/>
    <meta:generator>LibreOffice/5.1.6.2.0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051cm" svg:stroke-color="#111111" draw:fill-color="#11111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51cm" svg:stroke-color="#ff6600" draw:fill-color="#ff66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51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eeeeee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2cm" svg:y="3.703cm" style:legend-expansion="high" chart:style-name="ch2"/>
        <chart:plot-area chart:style-name="ch3" table:cell-range-address="sort.A1:sort.D8" chart:data-source-has-labels="row" svg:x="0.32cm" svg:y="0.18cm" svg:width="11.152cm" svg:height="8.64cm">
          <chartooo:coordinate-region svg:x="1.973cm" svg:y="0.379cm" svg:width="8.849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rt.B2:sort.B8" chart:label-cell-address="sort.B1:sort.B1" chart:class="chart:scatter">
            <chart:domain table:cell-range-address="sort.A2:sort.A8"/>
            <chart:data-point chart:repeated="7"/>
          </chart:series>
          <chart:series chart:style-name="ch7" chart:values-cell-range-address="sort.C2:sort.C8" chart:label-cell-address="sort.C1:sort.C1" chart:class="chart:scatter">
            <chart:data-point chart:repeated="7"/>
          </chart:series>
          <chart:series chart:style-name="ch8" chart:values-cell-range-address="sort.D2:sort.D8" chart:label-cell-address="sort.D1:sort.D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</text:p>
                <draw:g>
                  <svg:desc>sort.B1:sort.B1</svg:desc>
                </draw:g>
              </table:table-cell>
              <table:table-cell office:value-type="string">
                <text:p>Insetrion Sort</text:p>
                <draw:g>
                  <svg:desc>sort.C1:sort.C1</svg:desc>
                </draw:g>
              </table:table-cell>
              <table:table-cell office:value-type="string">
                <text:p>Merge Sort</text:p>
                <draw:g>
                  <svg:desc>sort.D1: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A2:sort.A8</svg:desc>
                </draw:g>
              </table:table-cell>
              <table:table-cell office:value-type="float" office:value="0">
                <text:p>0</text:p>
                <draw:g>
                  <svg:desc>sort.B2:sort.B8</svg:desc>
                </draw:g>
              </table:table-cell>
              <table:table-cell office:value-type="float" office:value="0">
                <text:p>0</text:p>
                <draw:g>
                  <svg:desc>sort.C2:sort.C8</svg:desc>
                </draw:g>
              </table:table-cell>
              <table:table-cell office:value-type="float" office:value="0">
                <text:p>0</text:p>
                <draw:g>
                  <svg:desc>sort.D2:sort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952">
                <text:p>0.001952</text:p>
              </table:table-cell>
              <table:table-cell office:value-type="float" office:value="0.000507">
                <text:p>0.000507</text:p>
              </table:table-cell>
              <table:table-cell office:value-type="float" office:value="0.000464">
                <text:p>0.000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13839">
                <text:p>0.13839</text:p>
              </table:table-cell>
              <table:table-cell office:value-type="float" office:value="0.021082">
                <text:p>0.021082</text:p>
              </table:table-cell>
              <table:table-cell office:value-type="float" office:value="0.005398">
                <text:p>0.005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8.854379">
                <text:p>8.854379</text:p>
              </table:table-cell>
              <table:table-cell office:value-type="float" office:value="1.689493">
                <text:p>1.689493</text:p>
              </table:table-cell>
              <table:table-cell office:value-type="float" office:value="0.069196">
                <text:p>0.069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">
                <text:p>500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0.722024">
                <text:p>0.722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